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1.1398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0.5929in"/>
    </style:style>
    <style:style style:name="co9" style:family="table-column">
      <style:table-column-properties fo:break-before="auto" style:column-width="1.0752in"/>
    </style:style>
    <style:style style:name="co10" style:family="table-column">
      <style:table-column-properties fo:break-before="auto" style:column-width="0.6571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1.161in"/>
    </style:style>
    <style:style style:name="co13" style:family="table-column">
      <style:table-column-properties fo:break-before="auto" style:column-width="0.6465in"/>
    </style:style>
    <style:style style:name="co14" style:family="table-column">
      <style:table-column-properties fo:break-before="auto" style:column-width="0.7102in"/>
    </style:style>
    <style:style style:name="co15" style:family="table-column">
      <style:table-column-properties fo:break-before="auto" style:column-width="0.8283in"/>
    </style:style>
    <style:style style:name="co16" style:family="table-column">
      <style:table-column-properties fo:break-before="auto" style:column-width="0.6898in"/>
    </style:style>
    <style:style style:name="co17" style:family="table-column">
      <style:table-column-properties fo:break-before="auto" style:column-width="0.9252in"/>
    </style:style>
    <style:style style:name="co18" style:family="table-column">
      <style:table-column-properties fo:break-before="auto" style:column-width="0.2709in"/>
    </style:style>
    <style:style style:name="co19" style:family="table-column">
      <style:table-column-properties fo:break-before="auto" style:column-width="0.4965in"/>
    </style:style>
    <style:style style:name="co20" style:family="table-column">
      <style:table-column-properties fo:break-before="auto" style:column-width="1.0217in"/>
    </style:style>
    <style:style style:name="co21" style:family="table-column">
      <style:table-column-properties fo:break-before="auto" style:column-width="0.5071in"/>
    </style:style>
    <style:style style:name="co22" style:family="table-column">
      <style:table-column-properties fo:break-before="auto" style:column-width="0.8717in"/>
    </style:style>
    <style:style style:name="co23" style:family="table-column">
      <style:table-column-properties fo:break-before="auto" style:column-width="1.7827in"/>
    </style:style>
    <style:style style:name="co24" style:family="table-column">
      <style:table-column-properties fo:break-before="auto" style:column-width="17.3083in"/>
    </style:style>
    <style:style style:name="co25" style:family="table-column">
      <style:table-column-properties fo:break-before="auto" style:column-width="0.6138in"/>
    </style:style>
    <style:style style:name="co26" style:family="table-column">
      <style:table-column-properties fo:break-before="auto" style:column-width="0.539in"/>
    </style:style>
    <style:style style:name="co27" style:family="table-column">
      <style:table-column-properties fo:break-before="auto" style:column-width="0.3457in"/>
    </style:style>
    <style:style style:name="co2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wer_uW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3" table:default-cell-style-name="Default"/>
        <table:table-column table:style-name="co18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19" table:default-cell-style-name="Default"/>
        <table:table-column table:style-name="co18" table:number-columns-repeated="2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8" table:number-columns-repeated="2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6" table:number-columns-repeated="2" table:default-cell-style-name="Default"/>
        <table:table-column table:style-name="co25" table:default-cell-style-name="Default"/>
        <table:table-column table:style-name="co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number-columns-repeated="3" table:default-cell-style-name="Default"/>
        <table:table-column table:style-name="co2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Report: Power(uW)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Solution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top&lt;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_addr_type_L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_addr_type_L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_addr_type_L1</text:p>
          </table:table-cell>
          <table:table-cell office:value-type="float" office:value="5" calcext:value-type="float">
            <text:p>5</text:p>
          </table:table-cell>
          <table:table-cell office:value-type="float" office:value="1728" calcext:value-type="float">
            <text:p>17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_addr_type_L2</text:p>
          </table:table-cell>
          <table:table-cell office:value-type="float" office:value="3456" calcext:value-type="float">
            <text:p>345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I_addr_type_L2</text:p>
          </table:table-cell>
          <table:table-cell office:value-type="float" office:value="3456" calcext:value-type="float">
            <text:p>345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W_addr_type_L2</text:p>
          </table:table-cell>
          <table:table-cell office:value-type="float" office:value="5" calcext:value-type="float">
            <text:p>5</text:p>
          </table:table-cell>
          <table:table-cell office:value-type="float" office:value="10368" calcext:value-type="float">
            <text:p>1036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_addr_type_L3</text:p>
          </table:table-cell>
          <table:table-cell office:value-type="float" office:value="20736" calcext:value-type="float">
            <text:p>2073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I_addr_type_L3</text:p>
          </table:table-cell>
          <table:table-cell office:value-type="float" office:value="20736" calcext:value-type="float">
            <text:p>2073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W_addr_type_L3</text:p>
          </table:table-cell>
          <table:table-cell office:value-type="string" calcext:value-type="string">
            <text:p>O_partial_type</text:p>
          </table:table-cell>
          <table:table-cell office:value-type="string" calcext:value-type="string">
            <text:p>I_type</text:p>
          </table:table-cell>
          <table:table-cell office:value-type="string" calcext:value-type="string">
            <text:p>W_type&gt;.v1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ot Mem</text:p>
          </table:table-cell>
          <table:table-cell office:value-type="string" calcext:value-type="string">
            <text:p>Tot Reg</text:p>
          </table:table-cell>
          <table:table-cell office:value-type="string" calcext:value-type="string">
            <text:p>Tot Comb</text:p>
          </table:table-cell>
          <table:table-cell office:value-type="string" calcext:value-type="string">
            <text:p>Tot Seq</text:p>
          </table:table-cell>
          <table:table-cell office:value-type="string" calcext:value-type="string">
            <text:p>Clk Tot</text:p>
          </table:table-cell>
          <table:table-cell office:value-type="string" calcext:value-type="string">
            <text:p>Dyn Tot</text:p>
          </table:table-cell>
          <table:table-cell office:value-type="string" calcext:value-type="string">
            <text:p>Dyn Mem</text:p>
          </table:table-cell>
          <table:table-cell office:value-type="string" calcext:value-type="string">
            <text:p>Dyn Reg</text:p>
          </table:table-cell>
          <table:table-cell office:value-type="string" calcext:value-type="string">
            <text:p>Dyn Comb</text:p>
          </table:table-cell>
          <table:table-cell office:value-type="string" calcext:value-type="string">
            <text:p>Dyn Seq</text:p>
          </table:table-cell>
          <table:table-cell office:value-type="string" calcext:value-type="string">
            <text:p>Clk Dyn</text:p>
          </table:table-cell>
          <table:table-cell office:value-type="string" calcext:value-type="string">
            <text:p>Leak Tot</text:p>
          </table:table-cell>
          <table:table-cell office:value-type="string" calcext:value-type="string">
            <text:p>Leak Mem</text:p>
          </table:table-cell>
          <table:table-cell office:value-type="string" calcext:value-type="string">
            <text:p>Leak Reg</text:p>
          </table:table-cell>
          <table:table-cell office:value-type="string" calcext:value-type="string">
            <text:p>Leak Comb</text:p>
          </table:table-cell>
          <table:table-cell office:value-type="string" calcext:value-type="string">
            <text:p>Leak Seq</text:p>
          </table:table-cell>
          <table:table-cell office:value-type="string" calcext:value-type="string">
            <text:p>Clk Leak</text:p>
          </table:table-cell>
          <table:table-cell office:value-type="string" calcext:value-type="string">
            <text:p>SA Flops</text:p>
          </table:table-cell>
          <table:table-cell office:value-type="string" calcext:value-type="string">
            <text:p>SA UserNets</text:p>
          </table:table-cell>
        </table:table-row>
        <table:table-row table:style-name="ro1">
          <table:table-cell office:value-type="string" calcext:value-type="string">
            <text:p>top&lt;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_addr_type_L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_addr_type_L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_addr_type_L1</text:p>
          </table:table-cell>
          <table:table-cell office:value-type="float" office:value="5" calcext:value-type="float">
            <text:p>5</text:p>
          </table:table-cell>
          <table:table-cell office:value-type="float" office:value="1728" calcext:value-type="float">
            <text:p>17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_addr_type_L2</text:p>
          </table:table-cell>
          <table:table-cell office:value-type="float" office:value="3456" calcext:value-type="float">
            <text:p>345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I_addr_type_L2</text:p>
          </table:table-cell>
          <table:table-cell office:value-type="float" office:value="3456" calcext:value-type="float">
            <text:p>345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W_addr_type_L2</text:p>
          </table:table-cell>
          <table:table-cell office:value-type="float" office:value="5" calcext:value-type="float">
            <text:p>5</text:p>
          </table:table-cell>
          <table:table-cell office:value-type="float" office:value="10368" calcext:value-type="float">
            <text:p>1036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_addr_type_L3</text:p>
          </table:table-cell>
          <table:table-cell office:value-type="float" office:value="20736" calcext:value-type="float">
            <text:p>2073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I_addr_type_L3</text:p>
          </table:table-cell>
          <table:table-cell office:value-type="float" office:value="20736" calcext:value-type="float">
            <text:p>2073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W_addr_type_L3</text:p>
          </table:table-cell>
          <table:table-cell office:value-type="string" calcext:value-type="string">
            <text:p>O_partial_type</text:p>
          </table:table-cell>
          <table:table-cell office:value-type="string" calcext:value-type="string">
            <text:p>I_type</text:p>
          </table:table-cell>
          <table:table-cell office:value-type="string" calcext:value-type="string">
            <text:p>W_type&gt;.v1</text:p>
          </table:table-cell>
          <table:table-cell office:value-type="string" calcext:value-type="string">
            <text:p>pre_pwropt_default_Verilog</text:p>
          </table:table-cell>
          <table:table-cell/>
          <table:table-cell office:value-type="float" office:value="81684" calcext:value-type="float">
            <text:p>81684</text:p>
          </table:table-cell>
          <table:table-cell office:value-type="float" office:value="57975.94" calcext:value-type="float">
            <text:p>57975.94</text:p>
          </table:table-cell>
          <table:table-cell office:value-type="float" office:value="10473.53" calcext:value-type="float">
            <text:p>10473.53</text:p>
          </table:table-cell>
          <table:table-cell office:value-type="float" office:value="8649.87" calcext:value-type="float">
            <text:p>8649.87</text:p>
          </table:table-cell>
          <table:table-cell office:value-type="float" office:value="0" calcext:value-type="float">
            <text:p>0</text:p>
          </table:table-cell>
          <table:table-cell office:value-type="float" office:value="4584.67" calcext:value-type="float">
            <text:p>4584.67</text:p>
          </table:table-cell>
          <table:table-cell office:value-type="float" office:value="67414" calcext:value-type="float">
            <text:p>67414</text:p>
          </table:table-cell>
          <table:table-cell office:value-type="float" office:value="57381.6" calcext:value-type="float">
            <text:p>57381.6</text:p>
          </table:table-cell>
          <table:table-cell office:value-type="float" office:value="6338.7" calcext:value-type="float">
            <text:p>6338.7</text:p>
          </table:table-cell>
          <table:table-cell office:value-type="float" office:value="3905.37" calcext:value-type="float">
            <text:p>3905.37</text:p>
          </table:table-cell>
          <table:table-cell office:value-type="float" office:value="0" calcext:value-type="float">
            <text:p>0</text:p>
          </table:table-cell>
          <table:table-cell office:value-type="float" office:value="4398.5" calcext:value-type="float">
            <text:p>4398.5</text:p>
          </table:table-cell>
          <table:table-cell office:value-type="float" office:value="9659.83" calcext:value-type="float">
            <text:p>9659.83</text:p>
          </table:table-cell>
          <table:table-cell office:value-type="float" office:value="594.34" calcext:value-type="float">
            <text:p>594.34</text:p>
          </table:table-cell>
          <table:table-cell office:value-type="float" office:value="4134.83" calcext:value-type="float">
            <text:p>4134.83</text:p>
          </table:table-cell>
          <table:table-cell office:value-type="float" office:value="4744.5" calcext:value-type="float">
            <text:p>4744.5</text:p>
          </table:table-cell>
          <table:table-cell office:value-type="float" office:value="0" calcext:value-type="float">
            <text:p>0</text:p>
          </table:table-cell>
          <table:table-cell office:value-type="float" office:value="186.17" calcext:value-type="float">
            <text:p>186.17</text:p>
          </table:table-cell>
          <table:table-cell office:value-type="float" office:value="100" calcext:value-type="float">
            <text:p>100</text:p>
          </table:table-cell>
          <table:table-cell office:value-type="float" office:value="99.9873" calcext:value-type="float">
            <text:p>99.9873</text:p>
          </table:table-cell>
        </table:table-row>
        <table:table-row table:style-name="ro1">
          <table:table-cell office:value-type="string" calcext:value-type="string">
            <text:p>top&lt;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_addr_type_L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_addr_type_L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_addr_type_L1</text:p>
          </table:table-cell>
          <table:table-cell office:value-type="float" office:value="5" calcext:value-type="float">
            <text:p>5</text:p>
          </table:table-cell>
          <table:table-cell office:value-type="float" office:value="1728" calcext:value-type="float">
            <text:p>17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_addr_type_L2</text:p>
          </table:table-cell>
          <table:table-cell office:value-type="float" office:value="3456" calcext:value-type="float">
            <text:p>345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I_addr_type_L2</text:p>
          </table:table-cell>
          <table:table-cell office:value-type="float" office:value="3456" calcext:value-type="float">
            <text:p>345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W_addr_type_L2</text:p>
          </table:table-cell>
          <table:table-cell office:value-type="float" office:value="5" calcext:value-type="float">
            <text:p>5</text:p>
          </table:table-cell>
          <table:table-cell office:value-type="float" office:value="10368" calcext:value-type="float">
            <text:p>1036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_addr_type_L3</text:p>
          </table:table-cell>
          <table:table-cell office:value-type="float" office:value="20736" calcext:value-type="float">
            <text:p>2073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I_addr_type_L3</text:p>
          </table:table-cell>
          <table:table-cell office:value-type="float" office:value="20736" calcext:value-type="float">
            <text:p>2073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W_addr_type_L3</text:p>
          </table:table-cell>
          <table:table-cell office:value-type="string" calcext:value-type="string">
            <text:p>O_partial_type</text:p>
          </table:table-cell>
          <table:table-cell office:value-type="string" calcext:value-type="string">
            <text:p>I_type</text:p>
          </table:table-cell>
          <table:table-cell office:value-type="string" calcext:value-type="string">
            <text:p>W_type&gt;.v1</text:p>
          </table:table-cell>
          <table:table-cell office:value-type="string" calcext:value-type="string">
            <text:p>pre_pwropt_default_Verilog</text:p>
          </table:table-cell>
          <table:table-cell office:value-type="string" calcext:value-type="string">
            <text:p>top_5_4_4_32_1_1_O_addr_type_L1_64_1_1_I_addr_type_L1_64_1_1_W_addr_type_L1_5_1728_8_8_O_addr_type_L2_3456_16_16_I_addr_type_L2_3456_16_16_W_addr_type_L2_5_10368_8_8_O_addr_type_L3_20736_16_16_I_addr_type_L3_20736_16_16_W_addr_ty000001</text:p>
          </table:table-cell>
          <table:table-cell office:value-type="float" office:value="81683.6" calcext:value-type="float">
            <text:p>81683.6</text:p>
          </table:table-cell>
          <table:table-cell office:value-type="float" office:value="57975.94" calcext:value-type="float">
            <text:p>57975.94</text:p>
          </table:table-cell>
          <table:table-cell office:value-type="float" office:value="10473.53" calcext:value-type="float">
            <text:p>10473.53</text:p>
          </table:table-cell>
          <table:table-cell office:value-type="float" office:value="8649.68" calcext:value-type="float">
            <text:p>8649.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7414" calcext:value-type="float">
            <text:p>67414</text:p>
          </table:table-cell>
          <table:table-cell office:value-type="float" office:value="57381.6" calcext:value-type="float">
            <text:p>57381.6</text:p>
          </table:table-cell>
          <table:table-cell office:value-type="float" office:value="6338.7" calcext:value-type="float">
            <text:p>6338.7</text:p>
          </table:table-cell>
          <table:table-cell office:value-type="float" office:value="3905.18" calcext:value-type="float">
            <text:p>3905.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659.83" calcext:value-type="float">
            <text:p>9659.83</text:p>
          </table:table-cell>
          <table:table-cell office:value-type="float" office:value="594.34" calcext:value-type="float">
            <text:p>594.34</text:p>
          </table:table-cell>
          <table:table-cell office:value-type="float" office:value="4134.83" calcext:value-type="float">
            <text:p>4134.83</text:p>
          </table:table-cell>
          <table:table-cell office:value-type="float" office:value="4744.5" calcext:value-type="float">
            <text:p>4744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&lt;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_addr_type_L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_addr_type_L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_addr_type_L1</text:p>
          </table:table-cell>
          <table:table-cell office:value-type="float" office:value="5" calcext:value-type="float">
            <text:p>5</text:p>
          </table:table-cell>
          <table:table-cell office:value-type="float" office:value="1728" calcext:value-type="float">
            <text:p>17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_addr_type_L2</text:p>
          </table:table-cell>
          <table:table-cell office:value-type="float" office:value="3456" calcext:value-type="float">
            <text:p>345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I_addr_type_L2</text:p>
          </table:table-cell>
          <table:table-cell office:value-type="float" office:value="3456" calcext:value-type="float">
            <text:p>345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W_addr_type_L2</text:p>
          </table:table-cell>
          <table:table-cell office:value-type="float" office:value="5" calcext:value-type="float">
            <text:p>5</text:p>
          </table:table-cell>
          <table:table-cell office:value-type="float" office:value="10368" calcext:value-type="float">
            <text:p>1036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_addr_type_L3</text:p>
          </table:table-cell>
          <table:table-cell office:value-type="float" office:value="20736" calcext:value-type="float">
            <text:p>2073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I_addr_type_L3</text:p>
          </table:table-cell>
          <table:table-cell office:value-type="float" office:value="20736" calcext:value-type="float">
            <text:p>2073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W_addr_type_L3</text:p>
          </table:table-cell>
          <table:table-cell office:value-type="string" calcext:value-type="string">
            <text:p>O_partial_type</text:p>
          </table:table-cell>
          <table:table-cell office:value-type="string" calcext:value-type="string">
            <text:p>I_type</text:p>
          </table:table-cell>
          <table:table-cell office:value-type="string" calcext:value-type="string">
            <text:p>W_type&gt;.v1</text:p>
          </table:table-cell>
          <table:table-cell office:value-type="string" calcext:value-type="string">
            <text:p>pre_pwropt_default_VHDL</text:p>
          </table:table-cell>
          <table:table-cell/>
          <table:table-cell office:value-type="float" office:value="22334.6" calcext:value-type="float">
            <text:p>22334.6</text:p>
          </table:table-cell>
          <table:table-cell office:value-type="float" office:value="0" calcext:value-type="float">
            <text:p>0</text:p>
          </table:table-cell>
          <table:table-cell office:value-type="float" office:value="10046.21" calcext:value-type="float">
            <text:p>10046.21</text:p>
          </table:table-cell>
          <table:table-cell office:value-type="float" office:value="7537.46" calcext:value-type="float">
            <text:p>7537.46</text:p>
          </table:table-cell>
          <table:table-cell office:value-type="float" office:value="0" calcext:value-type="float">
            <text:p>0</text:p>
          </table:table-cell>
          <table:table-cell office:value-type="float" office:value="4750.97" calcext:value-type="float">
            <text:p>4750.97</text:p>
          </table:table-cell>
          <table:table-cell office:value-type="float" office:value="8895.8" calcext:value-type="float">
            <text:p>8895.8</text:p>
          </table:table-cell>
          <table:table-cell office:value-type="float" office:value="0" calcext:value-type="float">
            <text:p>0</text:p>
          </table:table-cell>
          <table:table-cell office:value-type="float" office:value="5710.32" calcext:value-type="float">
            <text:p>5710.32</text:p>
          </table:table-cell>
          <table:table-cell office:value-type="float" office:value="2605.43" calcext:value-type="float">
            <text:p>2605.43</text:p>
          </table:table-cell>
          <table:table-cell office:value-type="float" office:value="0" calcext:value-type="float">
            <text:p>0</text:p>
          </table:table-cell>
          <table:table-cell office:value-type="float" office:value="4557.8" calcext:value-type="float">
            <text:p>4557.8</text:p>
          </table:table-cell>
          <table:table-cell office:value-type="float" office:value="9461.1" calcext:value-type="float">
            <text:p>9461.1</text:p>
          </table:table-cell>
          <table:table-cell office:value-type="float" office:value="0" calcext:value-type="float">
            <text:p>0</text:p>
          </table:table-cell>
          <table:table-cell office:value-type="float" office:value="4335.89" calcext:value-type="float">
            <text:p>4335.89</text:p>
          </table:table-cell>
          <table:table-cell office:value-type="float" office:value="4932.03" calcext:value-type="float">
            <text:p>4932.03</text:p>
          </table:table-cell>
          <table:table-cell office:value-type="float" office:value="0" calcext:value-type="float">
            <text:p>0</text:p>
          </table:table-cell>
          <table:table-cell office:value-type="float" office:value="193.17" calcext:value-type="float">
            <text:p>193.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p&lt;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_addr_type_L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_addr_type_L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_addr_type_L1</text:p>
          </table:table-cell>
          <table:table-cell office:value-type="float" office:value="5" calcext:value-type="float">
            <text:p>5</text:p>
          </table:table-cell>
          <table:table-cell office:value-type="float" office:value="1728" calcext:value-type="float">
            <text:p>17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_addr_type_L2</text:p>
          </table:table-cell>
          <table:table-cell office:value-type="float" office:value="3456" calcext:value-type="float">
            <text:p>345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I_addr_type_L2</text:p>
          </table:table-cell>
          <table:table-cell office:value-type="float" office:value="3456" calcext:value-type="float">
            <text:p>345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W_addr_type_L2</text:p>
          </table:table-cell>
          <table:table-cell office:value-type="float" office:value="5" calcext:value-type="float">
            <text:p>5</text:p>
          </table:table-cell>
          <table:table-cell office:value-type="float" office:value="10368" calcext:value-type="float">
            <text:p>1036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_addr_type_L3</text:p>
          </table:table-cell>
          <table:table-cell office:value-type="float" office:value="20736" calcext:value-type="float">
            <text:p>2073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I_addr_type_L3</text:p>
          </table:table-cell>
          <table:table-cell office:value-type="float" office:value="20736" calcext:value-type="float">
            <text:p>2073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W_addr_type_L3</text:p>
          </table:table-cell>
          <table:table-cell office:value-type="string" calcext:value-type="string">
            <text:p>O_partial_type</text:p>
          </table:table-cell>
          <table:table-cell office:value-type="string" calcext:value-type="string">
            <text:p>I_type</text:p>
          </table:table-cell>
          <table:table-cell office:value-type="string" calcext:value-type="string">
            <text:p>W_type&gt;.v1</text:p>
          </table:table-cell>
          <table:table-cell office:value-type="string" calcext:value-type="string">
            <text:p>pre_pwropt_default_VHDL</text:p>
          </table:table-cell>
          <table:table-cell office:value-type="string" calcext:value-type="string">
            <text:p>top_5_4_4_32_1_1_O_addr_type_L1_64_1_1_I_addr_type_L1_64_1_1_W_addr_type_L1_5_1728_8_8_O_addr_type_L2_3456_16_16_I_addr_type_L2_3456_16_16_W_addr_type_L2_5_10368_8_8_O_addr_type_L3_20736_16_16_I_addr_type_L3_20736_16_16_W_addr_ty000001</text:p>
          </table:table-cell>
          <table:table-cell office:value-type="float" office:value="22334.1" calcext:value-type="float">
            <text:p>22334.1</text:p>
          </table:table-cell>
          <table:table-cell office:value-type="float" office:value="0" calcext:value-type="float">
            <text:p>0</text:p>
          </table:table-cell>
          <table:table-cell office:value-type="float" office:value="10046.21" calcext:value-type="float">
            <text:p>10046.21</text:p>
          </table:table-cell>
          <table:table-cell office:value-type="float" office:value="7537.2" calcext:value-type="float">
            <text:p>7537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895.8" calcext:value-type="float">
            <text:p>8895.8</text:p>
          </table:table-cell>
          <table:table-cell office:value-type="float" office:value="0" calcext:value-type="float">
            <text:p>0</text:p>
          </table:table-cell>
          <table:table-cell office:value-type="float" office:value="5710.32" calcext:value-type="float">
            <text:p>5710.32</text:p>
          </table:table-cell>
          <table:table-cell office:value-type="float" office:value="2605.17" calcext:value-type="float">
            <text:p>2605.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461.1" calcext:value-type="float">
            <text:p>9461.1</text:p>
          </table:table-cell>
          <table:table-cell office:value-type="float" office:value="0" calcext:value-type="float">
            <text:p>0</text:p>
          </table:table-cell>
          <table:table-cell office:value-type="float" office:value="4335.89" calcext:value-type="float">
            <text:p>4335.89</text:p>
          </table:table-cell>
          <table:table-cell office:value-type="float" office:value="4932.03" calcext:value-type="float">
            <text:p>4932.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6.2988in" svg:height="3.5429in" svg:x="0.0004in" svg:y="0.0004in">
            <draw:object draw:notify-on-update-of-ranges="Power_uW.AU3:Power_uW.AZ3 Power_uW.AU4:Power_uW.AZ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1114in" svg:y="0.0004in">
            <draw:object draw:notify-on-update-of-ranges="Power_uW.BA3:Power_uW.BF3 Power_uW.BA4:Power_uW.BF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4.2224in" svg:y="0.0004in">
            <draw:object draw:notify-on-update-of-ranges="Power_uW.BG3:Power_uW.BL3 Power_uW.BG4:Power_uW.BL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13T15:10:56.717423268</dc:date>
    <meta:editing-duration>PT34S</meta:editing-duration>
    <meta:editing-cycles>1</meta:editing-cycles>
    <meta:document-statistic meta:table-count="2" meta:cell-count="318" meta:object-count="3"/>
    <meta:generator>LibreOffice/7.1.5.2$Linux_X86_64 LibreOffice_project/1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vertical="true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Power_uW.AU3:Power_uW.AZ4" chart:data-source-has-labels="row" svg:x="0.32cm" svg:y="0.18cm" svg:width="15.36cm" svg:height="7.659cm">
          <chart:coordinate-region svg:x="2.079cm" svg:y="0.18cm" svg:width="13.136cm" svg:height="7.012cm"/>
          <chart:axis chart:dimension="x" chart:name="primary-x" chart:style-name="ch3" chartooo:axis-type="auto">
            <chartooo:date-scale/>
            <chart:categories table:cell-range-address="Power_uW.AU3:Power_uW.AZ3"/>
          </chart:axis>
          <chart:axis chart:dimension="y" chart:name="primary-y" chart:style-name="ch4">
            <chart:title svg:x="7.123cm" svg:y="8.019cm" chart:style-name="ch5">
              <text:p>Power [uW]</text:p>
            </chart:title>
            <chart:grid chart:style-name="ch6" chart:class="major"/>
          </chart:axis>
          <chart:series chart:style-name="ch7" chart:values-cell-range-address="Power_uW.AU4:Power_uW.AZ4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ower_uW.AU3:Power_uW.AZ3</svg:desc>
                </draw:g>
              </table:table-cell>
              <table:table-cell office:value-type="string">
                <text:p>Tot Mem</text:p>
              </table:table-cell>
              <table:table-cell office:value-type="string">
                <text:p>Tot Reg</text:p>
              </table:table-cell>
              <table:table-cell office:value-type="string">
                <text:p>Tot Comb</text:p>
              </table:table-cell>
              <table:table-cell office:value-type="string">
                <text:p>Tot Seq</text:p>
              </table:table-cell>
              <table:table-cell office:value-type="string">
                <text:p>Clk Tot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81684">
                <text:p>81684</text:p>
                <draw:g>
                  <svg:desc>Power_uW.AU4:Power_uW.AZ4</svg:desc>
                </draw:g>
              </table:table-cell>
              <table:table-cell office:value-type="float" office:value="57975.94">
                <text:p>57975.94</text:p>
              </table:table-cell>
              <table:table-cell office:value-type="float" office:value="10473.53">
                <text:p>10473.53</text:p>
              </table:table-cell>
              <table:table-cell office:value-type="float" office:value="8649.87">
                <text:p>8649.87</text:p>
              </table:table-cell>
              <table:table-cell office:value-type="float" office:value="0">
                <text:p>0</text:p>
              </table:table-cell>
              <table:table-cell office:value-type="float" office:value="4584.67">
                <text:p>4584.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Power_uW.BA3:Power_uW.BF4" chart:data-source-has-labels="row" svg:x="0.32cm" svg:y="0.18cm" svg:width="15.36cm" svg:height="7.659cm">
          <chart:coordinate-region svg:x="2.185cm" svg:y="0.18cm" svg:width="13.03cm" svg:height="7.012cm"/>
          <chart:axis chart:dimension="x" chart:name="primary-x" chart:style-name="ch3" chartooo:axis-type="auto">
            <chartooo:date-scale/>
            <chart:categories table:cell-range-address="Power_uW.BA3:Power_uW.BF3"/>
          </chart:axis>
          <chart:axis chart:dimension="y" chart:name="primary-y" chart:style-name="ch4">
            <chart:title svg:x="7.123cm" svg:y="8.019cm" chart:style-name="ch5">
              <text:p>Power [uW]</text:p>
            </chart:title>
            <chart:grid chart:style-name="ch6" chart:class="major"/>
          </chart:axis>
          <chart:series chart:style-name="ch7" chart:values-cell-range-address="Power_uW.BA4:Power_uW.BF4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yn Tot</text:p>
                <draw:g>
                  <svg:desc>Power_uW.BA3:Power_uW.BF3</svg:desc>
                </draw:g>
              </table:table-cell>
              <table:table-cell office:value-type="string">
                <text:p>Dyn Mem</text:p>
              </table:table-cell>
              <table:table-cell office:value-type="string">
                <text:p>Dyn Reg</text:p>
              </table:table-cell>
              <table:table-cell office:value-type="string">
                <text:p>Dyn Comb</text:p>
              </table:table-cell>
              <table:table-cell office:value-type="string">
                <text:p>Dyn Seq</text:p>
              </table:table-cell>
              <table:table-cell office:value-type="string">
                <text:p>Clk Dyn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67414">
                <text:p>67414</text:p>
                <draw:g>
                  <svg:desc>Power_uW.BA4:Power_uW.BF4</svg:desc>
                </draw:g>
              </table:table-cell>
              <table:table-cell office:value-type="float" office:value="57381.6">
                <text:p>57381.6</text:p>
              </table:table-cell>
              <table:table-cell office:value-type="float" office:value="6338.7">
                <text:p>6338.7</text:p>
              </table:table-cell>
              <table:table-cell office:value-type="float" office:value="3905.37">
                <text:p>3905.37</text:p>
              </table:table-cell>
              <table:table-cell office:value-type="float" office:value="0">
                <text:p>0</text:p>
              </table:table-cell>
              <table:table-cell office:value-type="float" office:value="4398.5">
                <text:p>4398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Power_uW.BG3:Power_uW.BL4" chart:data-source-has-labels="row" svg:x="0.32cm" svg:y="0.18cm" svg:width="15.36cm" svg:height="7.659cm">
          <chart:coordinate-region svg:x="2.317cm" svg:y="0.18cm" svg:width="12.898cm" svg:height="7.012cm"/>
          <chart:axis chart:dimension="x" chart:name="primary-x" chart:style-name="ch3" chartooo:axis-type="auto">
            <chartooo:date-scale/>
            <chart:categories table:cell-range-address="Power_uW.BG3:Power_uW.BL3"/>
          </chart:axis>
          <chart:axis chart:dimension="y" chart:name="primary-y" chart:style-name="ch4">
            <chart:title svg:x="7.123cm" svg:y="8.019cm" chart:style-name="ch5">
              <text:p>Power [uW]</text:p>
            </chart:title>
            <chart:grid chart:style-name="ch6" chart:class="major"/>
          </chart:axis>
          <chart:series chart:style-name="ch7" chart:values-cell-range-address="Power_uW.BG4:Power_uW.BL4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ak Tot</text:p>
                <draw:g>
                  <svg:desc>Power_uW.BG3:Power_uW.BL3</svg:desc>
                </draw:g>
              </table:table-cell>
              <table:table-cell office:value-type="string">
                <text:p>Leak Mem</text:p>
              </table:table-cell>
              <table:table-cell office:value-type="string">
                <text:p>Leak Reg</text:p>
              </table:table-cell>
              <table:table-cell office:value-type="string">
                <text:p>Leak Comb</text:p>
              </table:table-cell>
              <table:table-cell office:value-type="string">
                <text:p>Leak Seq</text:p>
              </table:table-cell>
              <table:table-cell office:value-type="string">
                <text:p>Clk Leak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9659.83">
                <text:p>9659.83</text:p>
                <draw:g>
                  <svg:desc>Power_uW.BG4:Power_uW.BL4</svg:desc>
                </draw:g>
              </table:table-cell>
              <table:table-cell office:value-type="float" office:value="594.34">
                <text:p>594.34</text:p>
              </table:table-cell>
              <table:table-cell office:value-type="float" office:value="4134.83">
                <text:p>4134.83</text:p>
              </table:table-cell>
              <table:table-cell office:value-type="float" office:value="4744.5">
                <text:p>4744.5</text:p>
              </table:table-cell>
              <table:table-cell office:value-type="float" office:value="0">
                <text:p>0</text:p>
              </table:table-cell>
              <table:table-cell office:value-type="float" office:value="186.17">
                <text:p>186.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